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 Mining</text:p>
          </table:table-cell>
          <table:table-cell office:value-type="string" calcext:value-type="string">
            <text:p>8:30 – 10:00</text:p>
          </table:table-cell>
          <table:table-cell office:value-type="date" office:date-value="2015-10-12" calcext:value-type="date">
            <text:p>12/10/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10:00 – 13:00</text:p>
          </table:table-cell>
          <table:table-cell office:value-type="date" office:date-value="2015-10-13" calcext:value-type="date">
            <text:p>13/10/15</text:p>
          </table:table-cell>
          <table:table-cell office:value-type="string" calcext:value-type="string">
            <text:p>10:00 – 12:00</text:p>
          </table:table-cell>
          <table:table-cell table:style-name="ce1" office:value-type="date" office:date-value="2015-10-15" calcext:value-type="date">
            <text:p>15/10/15</text:p>
          </table:table-cell>
        </table:table-row>
        <table:table-row table:style-name="ro1">
          <table:table-cell office:value-type="string" calcext:value-type="string">
            <text:p>Muster in Softwaretechnik</text:p>
          </table:table-cell>
          <table:table-cell office:value-type="string" calcext:value-type="string">
            <text:p>10:00 – 14:00</text:p>
          </table:table-cell>
          <table:table-cell office:value-type="date" office:date-value="2015-10-19" calcext:value-type="date">
            <text:p>19/10/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5:05:43.740373846</meta:creation-date>
    <dc:date>2015-07-11T05:47:43.464600318</dc:date>
    <meta:editing-duration>P6DT12H41M39S</meta:editing-duration>
    <meta:editing-cycles>1</meta:editing-cycles>
    <meta:document-statistic meta:table-count="1" meta:cell-count="11" meta:object-count="0"/>
    <meta:generator>LibreOffice/4.4.2.2$Linux_X86_64 LibreOffice_project/40m0$Build-2</meta:generator>
  </office:meta>
</office:document-meta>
</file>